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aragraph_5f_20_5f_style">
      <style:text-properties officeooo:paragraph-rsid="0012d072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emana 4: Introducción a ORM y JPA (Java Persistence API)</text:span><text:line-break/><text:line-break/><text:span text:style-name="T1">1. Conceptos básicos de ORM (Object-Relational Mapping).</text:span><text:line-break/><text:line-break/>- Definición: ORM, o Mapeo Objeto-Relacional, es una técnica que permite mapear y sincronizar objetos en un programa de software con registros en una base de datos relacional.<text:line-break/><text:line-break/>- Ventajas:<text:line-break/> <text:s/>- Abstracción de la base de datos.<text:line-break/> <text:s/>- Desarrollo más rápido.<text:line-break/> <text:s/>- Menos código SQL.<text:line-break/> <text:s/><text:line-break/>- Desventajas:<text:line-break/> <text:s/>- Menor rendimiento en comparación con el SQL puro.<text:line-break/> <text:s/>- Curva de aprendizaje.<text:line-break/> <text:s/><text:line-break/>- Ejemplo:<text:line-break/><text:line-break/> <text:s text:c="3"/>Imagina tener una clase `Student` en Java y una tabla `students` en SQL Server. ORM te permite interactuar con la tabla como si estuvieras trabajando con objetos de la clase `Student`, sin escribir SQL explícito.<text:line-break/><text:line-break/>---<text:line-break/><text:line-break/><text:span text:style-name="T1">2. Introducción a JPA: Entidades, EntityManager y configuración.</text:span><text:line-break/><text:line-break/>- Entidades: Son clases Java POJO (Plain Old Java Object) que representan tablas en la base de datos. Utilizan anotaciones para definir mapeos.<text:line-break/><text:line-break/>- Ejemplo de Entidad:<text:line-break/><text:line-break/> <text:s text:c="3"/>```java<text:line-break/> <text:s text:c="3"/>@Entity<text:line-break/> <text:s text:c="3"/>@Table(name="students")<text:line-break/> <text:s text:c="3"/>public class Student {<text:line-break/> <text:s text:c="7"/>@Id<text:line-break/> <text:s text:c="7"/>@GeneratedValue(strategy = GenerationType.IDENTITY)<text:line-break/> <text:s text:c="7"/>private int id;<text:line-break/> <text:s text:c="7"/>private String name;<text:line-break/> <text:s text:c="7"/>// getters, setters, etc.<text:line-break/> <text:s text:c="3"/>}<text:line-break/> <text:s text:c="3"/>```<text:line-break/><text:line-break/>- EntityManager: Es la interfaz principal de JPA. Permite realizar operaciones CRUD en entidades.<text:line-break/><text:line-break/> <text:s text:c="3"/>```java<text:line-break/> <text:s text:c="3"/>EntityManager em = entityManagerFactory.createEntityManager();<text:line-break/> <text:s text:c="3"/>em.getTransaction().begin();<text:line-break/> <text:s text:c="3"/>Student student = em.find(Student.class, 1);<text:line-break/> <text:s text:c="3"/>em.getTransaction().commit();<text:line-break/> <text:s text:c="3"/>em.close();<text:line-break/> <text:s text:c="3"/>```<text:line-break/><text:soft-page-break/><text:line-break/>- Configuración: Se realiza típicamente en un archivo `persistence.xml` donde se definen propiedades como la unidad de persistencia, el proveedor JPA y las propiedades de la base de datos.<text:line-break/><text:line-break/>---<text:line-break/><text:line-break/><text:span text:style-name="Strong_20_Emphasis">3. Relaciones entre entidades: </text:span><text:s/>One-to-One, One-to-Many, Many-to-One, Many-to-Many.<text:line-break/><text:line-break/>- One-to-One: Una entidad se relaciona con otra entidad en una relación 1:1.<text:line-break/> <text:s text:c="3"/><text:line-break/> <text:s text:c="3"/>```java<text:line-break/> <text:s text:c="3"/>@OneToOne<text:line-break/> <text:s text:c="3"/>@JoinColumn(name = "address_id")<text:line-break/> <text:s text:c="3"/>private Address address;<text:line-break/> <text:s text:c="3"/>```<text:line-break/><text:line-break/>- One-to-Many / Many-to-One: Una entidad tiene muchas entidades relacionadas, y esas muchas entidades se relacionan con una sola entidad.<text:line-break/><text:line-break/> <text:s text:c="3"/>```java<text:line-break/> <text:s text:c="3"/>@OneToMany(mappedBy = "student")<text:line-break/> <text:s text:c="3"/>private List&lt;Course&gt; courses;<text:line-break/> <text:s text:c="3"/><text:line-break/> <text:s text:c="3"/>// In Course class<text:line-break/> <text:s text:c="3"/>@ManyToOne<text:line-break/> <text:s text:c="3"/>@JoinColumn(name = "student_id")<text:line-break/> <text:s text:c="3"/>private Student student;<text:line-break/> <text:s text:c="3"/>```<text:line-break/><text:line-break/>- Many-to-Many: Se requiere una tabla de unión para representar la relación.<text:line-break/><text:line-break/> <text:s text:c="3"/>```java<text:line-break/> <text:s text:c="3"/>@ManyToMany<text:line-break/> <text:s text:c="3"/>@JoinTable(<text:line-break/> <text:s text:c="5"/>name = "student_course", <text:line-break/> <text:s text:c="5"/>joinColumns = @JoinColumn(name = "student_id"), <text:line-break/> <text:s text:c="5"/>inverseJoinColumns = @JoinColumn(name = "course_id"))<text:line-break/> <text:s text:c="3"/>private List&lt;Course&gt; courses;<text:line-break/> <text:s text:c="3"/>```<text:line-break/><text:span text:style-name="T1">4. Consultas básicas con JPQL (Java Persistence Query Language).</text:span><text:line-break/><text:line-break/>- Definición: JPQL es un lenguaje de consulta orientado a objetos, utilizado para realizar consultas sobre entidades.<text:line-break/><text:line-break/>- Ejemplo:<text:line-break/><text:line-break/> <text:s text:c="3"/>Para obtener todos los estudiantes:<text:line-break/><text:line-break/> <text:s text:c="3"/>```java<text:line-break/> <text:s text:c="3"/>TypedQuery&lt;Student&gt; query = em.createQuery("SELECT s FROM Student s", Student.class);<text:line-break/> <text:s text:c="3"/>List&lt;Student&gt; students = query.getResultList();<text:line-break/> <text:s text:c="3"/>```<text:line-break/><text:soft-page-break/><text:line-break/>- Ventajas:<text:line-break/> <text:s/>- Orientado a objetos, lo que significa que puedes consultar entidades, no tablas.<text:line-break/> <text:s/>- Independiente de la base de datos.<text:line-break/>Ejercicio Práctico:<text:line-break/><text:line-break/>Objetivo: Crear un pequeño sistema de gestión para una biblioteca utilizando JPA.<text:line-break/><text:line-break/>1. Define entidades para `Book` y `Author`.<text:line-break/>2. Establece una relación Many-to-Many entre `Book` y `Author`.<text:line-break/>3. Utiliza `EntityManager` para:<text:line-break/> <text:s text:c="2"/>- Insertar nuevos libros y autores en la base de datos.<text:line-break/> <text:s text:c="2"/>- Consultar todos los libros escritos por un autor específico utilizando JPQL.<text:line-break/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line-break/>Usar JPA (Java Persistence API) en un proyecto Java "nativo" (es decir, una aplicación Java estándar o una aplicación de consola, en lugar de un servidor web o aplicación empresarial) es totalmente posible y sigue un patrón similar al que usarías en una aplicación Java EE o Spring. Sin embargo, hay algunos pasos específicos que debes seguir para configurarlo correctamente.<text:line-break/><text:line-break/>Aquí hay una guía paso a paso sobre cómo hacerlo:<text:line-break/><text:line-break/>1. Configuración del Proyecto y Dependencias:<text:line-break/> <text:s text:c="3"/><text:line-break/> <text:s text:c="3"/>Para este ejemplo, usaré Maven como sistema de construcción. Puedes agregar las siguientes dependencias en tu `pom.xml`:<text:line-break/><text:line-break/> <text:s text:c="3"/>```xml<text:line-break/> <text:s text:c="3"/>&lt;dependencies&gt;<text:line-break/> <text:s text:c="7"/>&lt;!-- JPA API --&gt;<text:line-break/> <text:s text:c="7"/>&lt;dependency&gt;<text:line-break/> <text:s text:c="11"/>&lt;groupId&gt;javax.persistence&lt;/groupId&gt;<text:line-break/> <text:s text:c="11"/>&lt;artifactId&gt;javax.persistence-api&lt;/artifactId&gt;<text:line-break/> <text:s text:c="11"/>&lt;version&gt;2.2&lt;/version&gt;<text:line-break/> <text:s text:c="7"/>&lt;/dependency&gt;<text:line-break/> <text:s text:c="7"/><text:line-break/> <text:s text:c="7"/>&lt;!-- Hibernate (una implementación popular de JPA) --&gt;<text:line-break/> <text:s text:c="7"/>&lt;dependency&gt;<text:line-break/> <text:s text:c="11"/>&lt;groupId&gt;org.hibernate&lt;/groupId&gt;<text:line-break/> <text:s text:c="11"/>&lt;artifactId&gt;hibernate-core&lt;/artifactId&gt;<text:line-break/> <text:s text:c="11"/>&lt;version&gt;5.5.2.Final&lt;/version&gt; &lt;!-- usa la última versión --&gt;<text:line-break/> <text:s text:c="7"/>&lt;/dependency&gt;<text:line-break/><text:line-break/> <text:s text:c="7"/>&lt;!-- Driver JDBC para tu base de datos (ejemplo para H2) --&gt;<text:line-break/> <text:s text:c="7"/>&lt;dependency&gt;<text:line-break/> <text:s text:c="11"/>&lt;groupId&gt;com.h2database&lt;/groupId&gt;<text:line-break/> <text:s text:c="11"/>&lt;artifactId&gt;h2&lt;/artifactId&gt;<text:line-break/> <text:s text:c="11"/>&lt;version&gt;1.4.200&lt;/version&gt; &lt;!-- usa la última versión --&gt;<text:line-break/> <text:s text:c="7"/>&lt;/dependency&gt;<text:line-break/> <text:s text:c="3"/>&lt;/dependencies&gt;<text:line-break/> <text:s text:c="3"/>```<text:line-break/><text:line-break/>2. Configuración de JPA:<text:line-break/><text:line-break/> <text:s text:c="3"/>Crea un archivo `META-INF/persistence.xml` en tu directorio de recursos (`src/main/resources`). Este archivo definirá la unidad de persistencia y la configuración de la conexión:<text:line-break/><text:line-break/> <text:s text:c="3"/>```xml<text:line-break/> <text:s text:c="3"/>&lt;?xml version="1.0" encoding="UTF-8"?&gt;<text:line-break/> <text:s text:c="3"/>&lt;persistence version="2.2"<text:line-break/> <text:s text:c="16"/>xmlns="http://xmlns.jcp.org/xml/ns/persistence"<text:line-break/> <text:s text:c="16"/>xmlns:xsi="http://www.w3.org/2001/XMLSchema-instance"<text:line-break/> <text:s text:c="16"/>xsi:schemaLocation="http://xmlns.jcp.org/xml/ns/persistence http://xmlns.jcp.org/xml/ns/persistence/persistence_2_2.xsd"&gt;<text:line-break/> <text:s text:c="7"/>&lt;persistence-unit name="myPU" transaction-type="RESOURCE_LOCAL"&gt;<text:line-break/> <text:s text:c="11"/>&lt;properties&gt;<text:line-break/><text:soft-page-break/> <text:s text:c="15"/>&lt;property name="javax.persistence.jdbc.url" value="jdbc:h2:mem:test;DB_CLOSE_DELAY=-1"/&gt;<text:line-break/> <text:s text:c="15"/>&lt;property name="javax.persistence.jdbc.driver" value="org.h2.Driver"/&gt;<text:line-break/> <text:s text:c="15"/>&lt;property name="javax.persistence.jdbc.user" value="sa"/&gt;<text:line-break/> <text:s text:c="15"/>&lt;property name="javax.persistence.jdbc.password" value=""/&gt;<text:line-break/><text:line-break/> <text:s text:c="15"/>&lt;property name="hibernate.hbm2ddl.auto" value="update"/&gt;<text:line-break/> <text:s text:c="15"/>&lt;property name="hibernate.show_sql" value="true"/&gt;<text:line-break/> <text:s text:c="11"/>&lt;/properties&gt;<text:line-break/> <text:s text:c="7"/>&lt;/persistence-unit&gt;<text:line-break/> <text:s text:c="3"/>&lt;/persistence&gt;<text:line-break/> <text:s text:c="3"/>```<text:line-break/><text:line-break/>3. Creación de Entidades:<text:line-break/><text:line-break/> <text:s text:c="3"/>Supongamos que queremos persistir una clase `Person`:<text:line-break/><text:line-break/> <text:s text:c="3"/>```java<text:line-break/> <text:s text:c="3"/>@Entity<text:line-break/> <text:s text:c="3"/>public class Person {<text:line-break/> <text:s text:c="7"/>@Id<text:line-break/> <text:s text:c="7"/>@GeneratedValue(strategy = GenerationType.IDENTITY)<text:line-break/> <text:s text:c="7"/>private Long id;<text:line-break/> <text:s text:c="7"/>private String name;<text:line-break/><text:line-break/> <text:s text:c="7"/>// Getters, setters y otros métodos...<text:line-break/> <text:s text:c="3"/>}<text:line-break/> <text:s text:c="3"/>```<text:line-break/><text:line-break/>4. Uso de JPA en la Aplicación:<text:line-break/><text:line-break/> <text:s text:c="3"/>Puedes usar el `EntityManager` para interactuar con tu base de datos:<text:line-break/><text:line-break/> <text:s text:c="3"/>```java<text:line-break/> <text:s text:c="3"/>public class App {<text:line-break/> <text:s text:c="7"/>public static void main(String[] args) {<text:line-break/> <text:s text:c="11"/>EntityManagerFactory emf = Persistence.createEntityManagerFactory("myPU");<text:line-break/> <text:s text:c="11"/>EntityManager em = emf.createEntityManager();<text:line-break/><text:line-break/> <text:s text:c="11"/>em.getTransaction().begin();<text:line-break/> <text:s text:c="11"/>Person person = new Person();<text:line-break/> <text:s text:c="11"/>person.setName("John Doe");<text:line-break/> <text:s text:c="11"/>em.persist(person);<text:line-break/> <text:s text:c="11"/>em.getTransaction().commit();<text:line-break/><text:line-break/> <text:s text:c="11"/>em.close();<text:line-break/> <text:s text:c="11"/>emf.close();<text:line-break/> <text:s text:c="7"/>}<text:line-break/> <text:s text:c="3"/>}<text:line-break/> <text:s text:c="3"/>```<text:line-break/><text:line-break/>Con estos pasos, básicamente has configurado y usado JPA en una aplicación Java nativa. Por <text:soft-page-break/>supuesto, hay muchas más características y opciones que JPA ofrece, pero esto debería darte un buen punto de parti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3:57:44.166000000</meta:creation-date>
    <dc:date>2023-09-18T01:12:48.953000000</dc:date>
    <meta:editing-duration>PT1H15M3S</meta:editing-duration>
    <meta:editing-cycles>4</meta:editing-cycles>
    <meta:generator>LibreOffice/7.4.6.2$Windows_X86_64 LibreOffice_project/5b1f5509c2decdade7fda905e3e1429a67acd63d</meta:generator>
    <meta:document-statistic meta:table-count="0" meta:image-count="0" meta:object-count="0" meta:page-count="6" meta:paragraph-count="2" meta:word-count="796" meta:character-count="7382" meta:non-whitespace-character-count="5666"/>
  </office:meta>
</office:document-meta>
</file>